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2.49" calcext:value-type="float">
            <text:p>32,49</text:p>
          </table:table-cell>
          <table:table-cell table:formula="of:=([.B3]-[.$D$8])^2" office:value-type="float" office:value="32.49" calcext:value-type="float">
            <text:p>32,49</text:p>
          </table:table-cell>
          <table:table-cell table:formula="of:=([.C3]-[.$D$8])^2" office:value-type="float" office:value="10.89" calcext:value-type="float">
            <text:p>10,89</text:p>
          </table:table-cell>
          <table:table-cell table:formula="of:=([.D3]-[.$D$8])^2" office:value-type="float" office:value="39.69" calcext:value-type="float">
            <text:p>39,69</text:p>
          </table:table-cell>
          <table:table-cell table:formula="of:=([.E3]-[.$D$8])^2" office:value-type="float" office:value="7.29" calcext:value-type="float">
            <text:p>7,29</text:p>
          </table:table-cell>
          <table:table-cell table:formula="of:=([.F3]-[.$D$8])^2" office:value-type="float" office:value="10.89" calcext:value-type="float">
            <text:p>10,89</text:p>
          </table:table-cell>
          <table:table-cell table:formula="of:=([.G3]-[.$D$8])^2" office:value-type="float" office:value="2.89" calcext:value-type="float">
            <text:p>2,89</text:p>
          </table:table-cell>
          <table:table-cell table:formula="of:=([.H3]-[.$D$8])^2" office:value-type="float" office:value="7.29" calcext:value-type="float">
            <text:p>7,29</text:p>
          </table:table-cell>
          <table:table-cell table:formula="of:=([.I3]-[.$D$8])^2" office:value-type="float" office:value="75.69" calcext:value-type="float">
            <text:p>75,69</text:p>
          </table:table-cell>
          <table:table-cell table:formula="of:=([.J3]-[.$D$8])^2" office:value-type="float" office:value="1.69" calcext:value-type="float">
            <text:p>1,69</text:p>
          </table:table-cell>
          <table:table-cell table:formula="of:=([.K3]-[.$D$8])^2" office:value-type="float" office:value="59.29" calcext:value-type="float">
            <text:p>59,29</text:p>
          </table:table-cell>
          <table:table-cell table:formula="of:=([.L3]-[.$D$8])^2" office:value-type="float" office:value="1.69" calcext:value-type="float">
            <text:p>1,69</text:p>
          </table:table-cell>
          <table:table-cell table:formula="of:=([.M3]-[.$D$8])^2" office:value-type="float" office:value="28.09" calcext:value-type="float">
            <text:p>28,09</text:p>
          </table:table-cell>
          <table:table-cell table:formula="of:=([.N3]-[.$D$8])^2" office:value-type="float" office:value="28.09" calcext:value-type="float">
            <text:p>28,09</text:p>
          </table:table-cell>
          <table:table-cell table:formula="of:=([.O3]-[.$D$8])^2" office:value-type="float" office:value="28.09" calcext:value-type="float">
            <text:p>28,09</text:p>
          </table:table-cell>
          <table:table-cell table:formula="of:=([.P3]-[.$D$8])^2" office:value-type="float" office:value="2.89" calcext:value-type="float">
            <text:p>2,89</text:p>
          </table:table-cell>
          <table:table-cell table:formula="of:=([.Q3]-[.$D$8])^2" office:value-type="float" office:value="0.0900000000000004" calcext:value-type="float">
            <text:p>0,090000000000001</text:p>
          </table:table-cell>
          <table:table-cell table:formula="of:=([.R3]-[.$D$8])^2" office:value-type="float" office:value="10.89" calcext:value-type="float">
            <text:p>10,89</text:p>
          </table:table-cell>
          <table:table-cell table:formula="of:=([.S3]-[.$D$8])^2" office:value-type="float" office:value="32.49" calcext:value-type="float">
            <text:p>32,49</text:p>
          </table:table-cell>
          <table:table-cell table:formula="of:=([.T3]-[.$D$8])^2" office:value-type="float" office:value="53.29" calcext:value-type="float">
            <text:p>53,29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3.0625" calcext:value-type="float">
            <text:p>33,0625</text:p>
          </table:table-cell>
          <table:table-cell table:formula="of:=([.$D$9]-(150-[.B3]))^2" office:value-type="float" office:value="33.0625" calcext:value-type="float">
            <text:p>33,0625</text:p>
          </table:table-cell>
          <table:table-cell table:formula="of:=([.$D$9]-(150-[.C3]))^2" office:value-type="float" office:value="10.5625" calcext:value-type="float">
            <text:p>10,5625</text:p>
          </table:table-cell>
          <table:table-cell table:formula="of:=([.$D$9]-(150-[.D3]))^2" office:value-type="float" office:value="39.0625" calcext:value-type="float">
            <text:p>39,0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10.5625" calcext:value-type="float">
            <text:p>10,5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7.5625" calcext:value-type="float">
            <text:p>7,5625</text:p>
          </table:table-cell>
          <table:table-cell table:formula="of:=([.$D$9]-(150-[.I3]))^2" office:value-type="float" office:value="76.5625" calcext:value-type="float">
            <text:p>76,5625</text:p>
          </table:table-cell>
          <table:table-cell table:formula="of:=([.$D$9]-(150-[.J3]))^2" office:value-type="float" office:value="1.5625" calcext:value-type="float">
            <text:p>1,5625</text:p>
          </table:table-cell>
          <table:table-cell table:formula="of:=([.$D$9]-(150-[.K3]))^2" office:value-type="float" office:value="60.0625" calcext:value-type="float">
            <text:p>60,0625</text:p>
          </table:table-cell>
          <table:table-cell table:formula="of:=([.$D$9]-(150-[.L3]))^2" office:value-type="float" office:value="1.5625" calcext:value-type="float">
            <text:p>1,5625</text:p>
          </table:table-cell>
          <table:table-cell table:formula="of:=([.$D$9]-(150-[.M3]))^2" office:value-type="float" office:value="27.5625" calcext:value-type="float">
            <text:p>27,5625</text:p>
          </table:table-cell>
          <table:table-cell table:formula="of:=([.$D$9]-(150-[.N3]))^2" office:value-type="float" office:value="27.5625" calcext:value-type="float">
            <text:p>27,5625</text:p>
          </table:table-cell>
          <table:table-cell table:formula="of:=([.$D$9]-(150-[.O3]))^2" office:value-type="float" office:value="27.5625" calcext:value-type="float">
            <text:p>27,5625</text:p>
          </table:table-cell>
          <table:table-cell table:formula="of:=([.$D$9]-(150-[.P3]))^2" office:value-type="float" office:value="3.0625" calcext:value-type="float">
            <text:p>3,0625</text:p>
          </table:table-cell>
          <table:table-cell table:formula="of:=([.$D$9]-(150-[.Q3]))^2" office:value-type="float" office:value="0.0625" calcext:value-type="float">
            <text:p>0,0625</text:p>
          </table:table-cell>
          <table:table-cell table:formula="of:=([.$D$9]-(150-[.R3]))^2" office:value-type="float" office:value="10.5625" calcext:value-type="float">
            <text:p>10,5625</text:p>
          </table:table-cell>
          <table:table-cell table:formula="of:=([.$D$9]-(150-[.S3]))^2" office:value-type="float" office:value="33.0625" calcext:value-type="float">
            <text:p>33,0625</text:p>
          </table:table-cell>
          <table:table-cell table:formula="of:=([.$D$9]-(150-[.T3]))^2" office:value-type="float" office:value="52.5625" calcext:value-type="float">
            <text:p>52,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54" calcext:value-type="float">
            <text:p>25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46666666666667" calcext:value-type="float">
            <text:p>0,084666666666667</text:p>
          </table:table-cell>
          <table:table-cell table:formula="of:=[.A8]/[.B8]" office:value-type="float" office:value="12.7" calcext:value-type="float">
            <text:p>12,7</text:p>
          </table:table-cell>
          <table:table-cell table:formula="of:=SQRT(SUM([.A5:.X5])/[.B8])" office:value-type="float" office:value="4.82804308182933" calcext:value-type="float">
            <text:p>4,82804308182933</text:p>
          </table:table-cell>
          <table:table-cell table:formula="of:=[.E8]/150" office:value-type="float" office:value="0.0321869538788622" calcext:value-type="float">
            <text:p>0,032186953878862</text:p>
          </table:table-cell>
          <table:table-cell table:number-columns-repeated="9"/>
          <table:table-cell office:value-type="string" calcext:value-type="string">
            <text:p>1 correction</text:p>
          </table:table-cell>
          <table:table-cell/>
          <table:table-cell office:value-type="string" calcext:value-type="string">
            <text:p>1 corre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1-[.C8]-[.C10]" office:value-type="float" office:value="0.915" calcext:value-type="float">
            <text:p>0,915</text:p>
          </table:table-cell>
          <table:table-cell table:formula="of:=[.C9]*150" office:value-type="float" office:value="137.25" calcext:value-type="float">
            <text:p>137,25</text:p>
          </table:table-cell>
          <table:table-cell table:formula="of:=SQRT(SUM([.A6:.X6])/[.B8])" office:value-type="float" office:value="4.82830197895699" calcext:value-type="float">
            <text:p>4,82830197895699</text:p>
          </table:table-cell>
          <table:table-cell table:formula="of:=[.E9]/150" office:value-type="float" office:value="0.0321886798597133" calcext:value-type="float">
            <text:p>0,03218867985971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333333333333333" calcext:value-type="float">
            <text:p>0,000333333333333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6" calcext:value-type="float">
            <text:p>16</text:p>
          </table:table-cell>
          <table:table-cell table:formula="of:=([.B23]-[.$D$28])^2" office:value-type="float" office:value="16" calcext:value-type="float">
            <text:p>16</text:p>
          </table:table-cell>
          <table:table-cell table:formula="of:=([.C23]-[.$D$28])^2" office:value-type="float" office:value="4" calcext:value-type="float">
            <text:p>4</text:p>
          </table:table-cell>
          <table:table-cell table:formula="of:=([.D23]-[.$D$28])^2" office:value-type="float" office:value="16" calcext:value-type="float">
            <text:p>16</text:p>
          </table:table-cell>
          <table:table-cell table:formula="of:=([.E23]-[.$D$28])^2" office:value-type="float" office:value="16" calcext:value-type="float">
            <text:p>16</text:p>
          </table:table-cell>
          <table:table-cell table:formula="of:=([.F23]-[.$D$28])^2" office:value-type="float" office:value="1" calcext:value-type="float">
            <text:p>1</text:p>
          </table:table-cell>
          <table:table-cell table:formula="of:=([.G23]-[.$D$28])^2" office:value-type="float" office:value="16" calcext:value-type="float">
            <text:p>16</text:p>
          </table:table-cell>
          <table:table-cell table:formula="of:=([.H23]-[.$D$28])^2" office:value-type="float" office:value="36" calcext:value-type="float">
            <text:p>36</text:p>
          </table:table-cell>
          <table:table-cell table:formula="of:=([.I23]-[.$D$28])^2" office:value-type="float" office:value="49" calcext:value-type="float">
            <text:p>49</text:p>
          </table:table-cell>
          <table:table-cell table:formula="of:=([.J23]-[.$D$28])^2" office:value-type="float" office:value="4" calcext:value-type="float">
            <text:p>4</text:p>
          </table:table-cell>
          <table:table-cell table:formula="of:=([.K23]-[.$D$28])^2" office:value-type="float" office:value="16" calcext:value-type="float">
            <text:p>16</text:p>
          </table:table-cell>
          <table:table-cell table:formula="of:=([.L23]-[.$D$28])^2" office:value-type="float" office:value="9" calcext:value-type="float">
            <text:p>9</text:p>
          </table:table-cell>
          <table:table-cell table:formula="of:=([.M23]-[.$D$28])^2" office:value-type="float" office:value="16" calcext:value-type="float">
            <text:p>16</text:p>
          </table:table-cell>
          <table:table-cell table:formula="of:=([.N23]-[.$D$28])^2" office:value-type="float" office:value="36" calcext:value-type="float">
            <text:p>36</text:p>
          </table:table-cell>
          <table:table-cell table:formula="of:=([.O23]-[.$D$28])^2" office:value-type="float" office:value="49" calcext:value-type="float">
            <text:p>49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9" calcext:value-type="float">
            <text:p>9</text:p>
          </table:table-cell>
          <table:table-cell table:formula="of:=([.R23]-[.$D$28])^2" office:value-type="float" office:value="9" calcext:value-type="float">
            <text:p>9</text:p>
          </table:table-cell>
          <table:table-cell table:formula="of:=([.S23]-[.$D$28])^2" office:value-type="float" office:value="16" calcext:value-type="float">
            <text:p>16</text:p>
          </table:table-cell>
          <table:table-cell table:formula="of:=([.T23]-[.$D$28]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16" calcext:value-type="float">
            <text:p>16</text:p>
          </table:table-cell>
          <table:table-cell table:formula="of:=([.$D$29]-([.$A$20]-[.B23]))^2" office:value-type="float" office:value="16" calcext:value-type="float">
            <text:p>16</text:p>
          </table:table-cell>
          <table:table-cell table:formula="of:=([.$D$29]-([.$A$20]-[.C23]))^2" office:value-type="float" office:value="4" calcext:value-type="float">
            <text:p>4</text:p>
          </table:table-cell>
          <table:table-cell table:formula="of:=([.$D$29]-([.$A$20]-[.D23]))^2" office:value-type="float" office:value="16" calcext:value-type="float">
            <text:p>16</text:p>
          </table:table-cell>
          <table:table-cell table:formula="of:=([.$D$29]-([.$A$20]-[.E23]))^2" office:value-type="float" office:value="16" calcext:value-type="float">
            <text:p>16</text:p>
          </table:table-cell>
          <table:table-cell table:formula="of:=([.$D$29]-([.$A$20]-[.F23]))^2" office:value-type="float" office:value="1" calcext:value-type="float">
            <text:p>1</text:p>
          </table:table-cell>
          <table:table-cell table:formula="of:=([.$D$29]-([.$A$20]-[.G23]))^2" office:value-type="float" office:value="16" calcext:value-type="float">
            <text:p>16</text:p>
          </table:table-cell>
          <table:table-cell table:formula="of:=([.$D$29]-([.$A$20]-[.H23]))^2" office:value-type="float" office:value="36" calcext:value-type="float">
            <text:p>36</text:p>
          </table:table-cell>
          <table:table-cell table:formula="of:=([.$D$29]-([.$A$20]-[.I23]))^2" office:value-type="float" office:value="49" calcext:value-type="float">
            <text:p>49</text:p>
          </table:table-cell>
          <table:table-cell table:formula="of:=([.$D$29]-([.$A$20]-[.J23]))^2" office:value-type="float" office:value="4" calcext:value-type="float">
            <text:p>4</text:p>
          </table:table-cell>
          <table:table-cell table:formula="of:=([.$D$29]-([.$A$20]-[.K23]))^2" office:value-type="float" office:value="16" calcext:value-type="float">
            <text:p>16</text:p>
          </table:table-cell>
          <table:table-cell table:formula="of:=([.$D$29]-([.$A$20]-[.L23]))^2" office:value-type="float" office:value="9" calcext:value-type="float">
            <text:p>9</text:p>
          </table:table-cell>
          <table:table-cell table:formula="of:=([.$D$29]-([.$A$20]-[.M23]))^2" office:value-type="float" office:value="16" calcext:value-type="float">
            <text:p>16</text:p>
          </table:table-cell>
          <table:table-cell table:formula="of:=([.$D$29]-([.$A$20]-[.N23]))^2" office:value-type="float" office:value="36" calcext:value-type="float">
            <text:p>36</text:p>
          </table:table-cell>
          <table:table-cell table:formula="of:=([.$D$29]-([.$A$20]-[.O23]))^2" office:value-type="float" office:value="49" calcext:value-type="float">
            <text:p>49</text:p>
          </table:table-cell>
          <table:table-cell table:formula="of:=([.$D$29]-([.$A$20]-[.P23]))^2" office:value-type="float" office:value="0" calcext:value-type="float">
            <text:p>0</text:p>
          </table:table-cell>
          <table:table-cell table:formula="of:=([.$D$29]-([.$A$20]-[.Q23]))^2" office:value-type="float" office:value="9" calcext:value-type="float">
            <text:p>9</text:p>
          </table:table-cell>
          <table:table-cell table:formula="of:=([.$D$29]-([.$A$20]-[.R23]))^2" office:value-type="float" office:value="9" calcext:value-type="float">
            <text:p>9</text:p>
          </table:table-cell>
          <table:table-cell table:formula="of:=([.$D$29]-([.$A$20]-[.S23]))^2" office:value-type="float" office:value="16" calcext:value-type="float">
            <text:p>16</text:p>
          </table:table-cell>
          <table:table-cell table:formula="of:=([.$D$29]-([.$A$20]-[.T23])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80" calcext:value-type="float">
            <text:p>18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13924050632911" calcext:value-type="float">
            <text:p>0,113924050632911</text:p>
          </table:table-cell>
          <table:table-cell table:formula="of:=[.A28]/[.B28]" office:value-type="float" office:value="9" calcext:value-type="float">
            <text:p>9</text:p>
          </table:table-cell>
          <table:table-cell table:formula="of:=SQRT(SUM([.A25:.X25])/[.B28])" office:value-type="float" office:value="4.30116263352131" calcext:value-type="float">
            <text:p>4,30116263352131</text:p>
          </table:table-cell>
          <table:table-cell table:formula="of:=[.E28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886075949367089" calcext:value-type="float">
            <text:p>0,886075949367089</text:p>
          </table:table-cell>
          <table:table-cell table:formula="of:=[.C29]*[.A20]" office:value-type="float" office:value="70" calcext:value-type="float">
            <text:p>70</text:p>
          </table:table-cell>
          <table:table-cell table:formula="of:=SQRT(SUM([.A26:.X26])/[.B28])" office:value-type="float" office:value="4.30116263352131" calcext:value-type="float">
            <text:p>4,30116263352131</text:p>
          </table:table-cell>
          <table:table-cell table:formula="of:=[.E29]/[.A20]" office:value-type="float" office:value="0.0544450966268521" calcext:value-type="float">
            <text:p>0,0544450966268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025" calcext:value-type="float">
            <text:p>0,0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0025" calcext:value-type="float">
            <text:p>0,0025</text:p>
          </table:table-cell>
          <table:table-cell table:formula="of:=([.D3]-[.$D$8])^2" office:value-type="float" office:value="0.0025" calcext:value-type="float">
            <text:p>0,0025</text:p>
          </table:table-cell>
          <table:table-cell table:formula="of:=([.E3]-[.$D$8])^2" office:value-type="float" office:value="0.0025" calcext:value-type="float">
            <text:p>0,0025</text:p>
          </table:table-cell>
          <table:table-cell table:formula="of:=([.F3]-[.$D$8])^2" office:value-type="float" office:value="0.0025" calcext:value-type="float">
            <text:p>0,0025</text:p>
          </table:table-cell>
          <table:table-cell table:formula="of:=([.G3]-[.$D$8])^2" office:value-type="float" office:value="0.0025" calcext:value-type="float">
            <text:p>0,0025</text:p>
          </table:table-cell>
          <table:table-cell table:formula="of:=([.H3]-[.$D$8])^2" office:value-type="float" office:value="0.0025" calcext:value-type="float">
            <text:p>0,0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0025" calcext:value-type="float">
            <text:p>0,0025</text:p>
          </table:table-cell>
          <table:table-cell table:formula="of:=([.K3]-[.$D$8])^2" office:value-type="float" office:value="0.0025" calcext:value-type="float">
            <text:p>0,0025</text:p>
          </table:table-cell>
          <table:table-cell table:formula="of:=([.L3]-[.$D$8])^2" office:value-type="float" office:value="0.0025" calcext:value-type="float">
            <text:p>0,0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0025" calcext:value-type="float">
            <text:p>0,0025</text:p>
          </table:table-cell>
          <table:table-cell table:formula="of:=([.O3]-[.$D$8])^2" office:value-type="float" office:value="0.0025" calcext:value-type="float">
            <text:p>0,0025</text:p>
          </table:table-cell>
          <table:table-cell table:formula="of:=([.P3]-[.$D$8])^2" office:value-type="float" office:value="0.0025" calcext:value-type="float">
            <text:p>0,0025</text:p>
          </table:table-cell>
          <table:table-cell table:formula="of:=([.Q3]-[.$D$8])^2" office:value-type="float" office:value="0.0025" calcext:value-type="float">
            <text:p>0,0025</text:p>
          </table:table-cell>
          <table:table-cell table:formula="of:=([.R3]-[.$D$8])^2" office:value-type="float" office:value="0.9025" calcext:value-type="float">
            <text:p>0,9025</text:p>
          </table:table-cell>
          <table:table-cell table:formula="of:=([.S3]-[.$D$8])^2" office:value-type="float" office:value="0.0025" calcext:value-type="float">
            <text:p>0,0025</text:p>
          </table:table-cell>
          <table:table-cell table:formula="of:=([.T3]-[.$D$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" calcext:value-type="float">
            <text:p>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333333333333333" calcext:value-type="float">
            <text:p>0,000333333333333</text:p>
          </table:table-cell>
          <table:table-cell table:formula="of:=[.A8]/[.B8]" office:value-type="float" office:value="0.05" calcext:value-type="float">
            <text:p>0,05</text:p>
          </table:table-cell>
          <table:table-cell table:formula="of:=SQRT(SUM([.A5:.X5])/[.B8])" office:value-type="float" office:value="0.217944947177034" calcext:value-type="float">
            <text:p>0,217944947177034</text:p>
          </table:table-cell>
          <table:table-cell table:formula="of:=[.E8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666666666667" calcext:value-type="float">
            <text:p>0,999666666666667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4" calcext:value-type="float">
            <text:p>4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14-1" office:value-type="float" office:value="13" calcext:value-type="float">
            <text:p>13</text:p>
          </table:table-cell>
          <table:table-cell table:formula="of:=7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3-1" office:value-type="float" office:value="2" calcext:value-type="float">
            <text:p>2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2-1" office:value-type="float" office:value="1" calcext:value-type="float">
            <text:p>1</text:p>
          </table:table-cell>
          <table:table-cell table:formula="of:=7-3" office:value-type="float" office:value="4" calcext:value-type="float">
            <text:p>4</text:p>
          </table:table-cell>
          <table:table-cell table:formula="of:=9-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6-5" office:value-type="float" office:value="1" calcext:value-type="float">
            <text:p>1</text:p>
          </table:table-cell>
          <table:table-cell table:formula="of:=4-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5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9.7225" calcext:value-type="float">
            <text:p>69,7225</text:p>
          </table:table-cell>
          <table:table-cell table:formula="of:=([.B3]-[.$D$8])^2" office:value-type="float" office:value="1.8225" calcext:value-type="float">
            <text:p>1,8225</text:p>
          </table:table-cell>
          <table:table-cell table:formula="of:=([.C3]-[.$D$8])^2" office:value-type="float" office:value="0.422500000000001" calcext:value-type="float">
            <text:p>0,422500000000001</text:p>
          </table:table-cell>
          <table:table-cell table:formula="of:=([.D3]-[.$D$8])^2" office:value-type="float" office:value="11.2225" calcext:value-type="float">
            <text:p>11,2225</text:p>
          </table:table-cell>
          <table:table-cell table:formula="of:=([.E3]-[.$D$8])^2" office:value-type="float" office:value="7.0225" calcext:value-type="float">
            <text:p>7,0225</text:p>
          </table:table-cell>
          <table:table-cell table:formula="of:=([.F3]-[.$D$8])^2" office:value-type="float" office:value="0.1225" calcext:value-type="float">
            <text:p>0,1225</text:p>
          </table:table-cell>
          <table:table-cell table:formula="of:=([.G3]-[.$D$8])^2" office:value-type="float" office:value="18.9225" calcext:value-type="float">
            <text:p>18,9225</text:p>
          </table:table-cell>
          <table:table-cell table:formula="of:=([.H3]-[.$D$8])^2" office:value-type="float" office:value="21.6225" calcext:value-type="float">
            <text:p>21,6225</text:p>
          </table:table-cell>
          <table:table-cell table:formula="of:=([.I3]-[.$D$8])^2" office:value-type="float" office:value="13.3225" calcext:value-type="float">
            <text:p>13,3225</text:p>
          </table:table-cell>
          <table:table-cell table:formula="of:=([.J3]-[.$D$8])^2" office:value-type="float" office:value="0.422500000000001" calcext:value-type="float">
            <text:p>0,422500000000001</text:p>
          </table:table-cell>
          <table:table-cell table:formula="of:=([.K3]-[.$D$8])^2" office:value-type="float" office:value="11.2225" calcext:value-type="float">
            <text:p>11,2225</text:p>
          </table:table-cell>
          <table:table-cell table:formula="of:=([.L3]-[.$D$8])^2" office:value-type="float" office:value="1.8225" calcext:value-type="float">
            <text:p>1,8225</text:p>
          </table:table-cell>
          <table:table-cell table:formula="of:=([.M3]-[.$D$8])^2" office:value-type="float" office:value="1.8225" calcext:value-type="float">
            <text:p>1,8225</text:p>
          </table:table-cell>
          <table:table-cell table:formula="of:=([.N3]-[.$D$8])^2" office:value-type="float" office:value="1.8225" calcext:value-type="float">
            <text:p>1,8225</text:p>
          </table:table-cell>
          <table:table-cell table:formula="of:=([.O3]-[.$D$8])^2" office:value-type="float" office:value="13.3225" calcext:value-type="float">
            <text:p>13,3225</text:p>
          </table:table-cell>
          <table:table-cell table:formula="of:=([.P3]-[.$D$8])^2" office:value-type="float" office:value="7.0225" calcext:value-type="float">
            <text:p>7,0225</text:p>
          </table:table-cell>
          <table:table-cell table:formula="of:=([.Q3]-[.$D$8])^2" office:value-type="float" office:value="21.6225" calcext:value-type="float">
            <text:p>21,6225</text:p>
          </table:table-cell>
          <table:table-cell table:formula="of:=([.R3]-[.$D$8])^2" office:value-type="float" office:value="5.5225" calcext:value-type="float">
            <text:p>5,5225</text:p>
          </table:table-cell>
          <table:table-cell table:formula="of:=([.S3]-[.$D$8])^2" office:value-type="float" office:value="0.422500000000001" calcext:value-type="float">
            <text:p>0,422500000000001</text:p>
          </table:table-cell>
          <table:table-cell table:formula="of:=([.T3]-[.$D$8])^2" office:value-type="float" office:value="13.3225" calcext:value-type="float">
            <text:p>13,3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3" calcext:value-type="float">
            <text:p>9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1" calcext:value-type="float">
            <text:p>0,031</text:p>
          </table:table-cell>
          <table:table-cell table:formula="of:=[.A8]/[.B8]" office:value-type="float" office:value="4.65" calcext:value-type="float">
            <text:p>4,65</text:p>
          </table:table-cell>
          <table:table-cell table:formula="of:=SQRT(SUM([.A5:.X5])/[.B8])" office:value-type="float" office:value="3.33579076082419" calcext:value-type="float">
            <text:p>3,33579076082419</text:p>
          </table:table-cell>
          <table:table-cell table:formula="of:=[.E8]/150" office:value-type="float" office:value="0.0222386050721612" calcext:value-type="float">
            <text:p>0,0222386050721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9" calcext:value-type="float">
            <text:p>0,969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9.16" calcext:value-type="float">
            <text:p>29,1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0.16" calcext:value-type="float">
            <text:p>0,1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2.56" calcext:value-type="float">
            <text:p>2,56</text:p>
          </table:table-cell>
          <table:table-cell table:formula="of:=([.F23]-[.$D$28])^2" office:value-type="float" office:value="0.16" calcext:value-type="float">
            <text:p>0,16</text:p>
          </table:table-cell>
          <table:table-cell table:formula="of:=([.G23]-[.$D$28])^2" office:value-type="float" office:value="0.16" calcext:value-type="float">
            <text:p>0,16</text:p>
          </table:table-cell>
          <table:table-cell table:formula="of:=([.H23]-[.$D$28])^2" office:value-type="float" office:value="2.56" calcext:value-type="float">
            <text:p>2,56</text:p>
          </table:table-cell>
          <table:table-cell table:formula="of:=([.I23]-[.$D$28])^2" office:value-type="float" office:value="2.56" calcext:value-type="float">
            <text:p>2,56</text:p>
          </table:table-cell>
          <table:table-cell table:formula="of:=([.J23]-[.$D$28])^2" office:value-type="float" office:value="0.36" calcext:value-type="float">
            <text:p>0,36</text:p>
          </table:table-cell>
          <table:table-cell table:formula="of:=([.K23]-[.$D$28])^2" office:value-type="float" office:value="0.16" calcext:value-type="float">
            <text:p>0,16</text:p>
          </table:table-cell>
          <table:table-cell table:formula="of:=([.L23]-[.$D$28])^2" office:value-type="float" office:value="0.16" calcext:value-type="float">
            <text:p>0,1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2.56" calcext:value-type="float">
            <text:p>2,56</text:p>
          </table:table-cell>
          <table:table-cell table:formula="of:=([.P23]-[.$D$28])^2" office:value-type="float" office:value="0.36" calcext:value-type="float">
            <text:p>0,36</text:p>
          </table:table-cell>
          <table:table-cell table:formula="of:=([.Q23]-[.$D$28])^2" office:value-type="float" office:value="2.56" calcext:value-type="float">
            <text:p>2,56</text:p>
          </table:table-cell>
          <table:table-cell table:formula="of:=([.R23]-[.$D$28])^2" office:value-type="float" office:value="0.16" calcext:value-type="float">
            <text:p>0,16</text:p>
          </table:table-cell>
          <table:table-cell table:formula="of:=([.S23]-[.$D$28])^2" office:value-type="float" office:value="2.56" calcext:value-type="float">
            <text:p>2,56</text:p>
          </table:table-cell>
          <table:table-cell table:formula="of:=([.T23]-[.$D$28])^2" office:value-type="float" office:value="2.56" calcext:value-type="float">
            <text:p>2,5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2" calcext:value-type="float">
            <text:p>3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0253164556962" calcext:value-type="float">
            <text:p>0,020253164556962</text:p>
          </table:table-cell>
          <table:table-cell table:formula="of:=[.A28]/[.B28]" office:value-type="float" office:value="1.6" calcext:value-type="float">
            <text:p>1,6</text:p>
          </table:table-cell>
          <table:table-cell table:formula="of:=SQRT(SUM([.A25:.X25])/[.B28])" office:value-type="float" office:value="1.65529453572468" calcext:value-type="float">
            <text:p>1,65529453572468</text:p>
          </table:table-cell>
          <table:table-cell table:formula="of:=[.E28]/[.A20]" office:value-type="float" office:value="0.0209530953889201" calcext:value-type="float">
            <text:p>0,020953095388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9746835443038" calcext:value-type="float">
            <text:p>0,979746835443038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025" calcext:value-type="float">
            <text:p>0,2025</text:p>
          </table:table-cell>
          <table:table-cell table:formula="of:=([.B3]-[.$D$8])^2" office:value-type="float" office:value="0.2025" calcext:value-type="float">
            <text:p>0,2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0.2025" calcext:value-type="float">
            <text:p>0,2025</text:p>
          </table:table-cell>
          <table:table-cell table:formula="of:=([.F3]-[.$D$8])^2" office:value-type="float" office:value="0.2025" calcext:value-type="float">
            <text:p>0,2025</text:p>
          </table:table-cell>
          <table:table-cell table:formula="of:=([.G3]-[.$D$8])^2" office:value-type="float" office:value="2.1025" calcext:value-type="float">
            <text:p>2,1025</text:p>
          </table:table-cell>
          <table:table-cell table:formula="of:=([.H3]-[.$D$8])^2" office:value-type="float" office:value="0.2025" calcext:value-type="float">
            <text:p>0,2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2.4025" calcext:value-type="float">
            <text:p>2,4025</text:p>
          </table:table-cell>
          <table:table-cell table:formula="of:=([.K3]-[.$D$8])^2" office:value-type="float" office:value="0.2025" calcext:value-type="float">
            <text:p>0,2025</text:p>
          </table:table-cell>
          <table:table-cell table:formula="of:=([.L3]-[.$D$8])^2" office:value-type="float" office:value="2.1025" calcext:value-type="float">
            <text:p>2,1025</text:p>
          </table:table-cell>
          <table:table-cell table:formula="of:=([.M3]-[.$D$8])^2" office:value-type="float" office:value="0.3025" calcext:value-type="float">
            <text:p>0,3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12.6025" calcext:value-type="float">
            <text:p>12,6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12.6025" calcext:value-type="float">
            <text:p>12,6025</text:p>
          </table:table-cell>
          <table:table-cell table:formula="of:=([.R3]-[.$D$8])^2" office:value-type="float" office:value="2.1025" calcext:value-type="float">
            <text:p>2,1025</text:p>
          </table:table-cell>
          <table:table-cell table:formula="of:=([.S3]-[.$D$8])^2" office:value-type="float" office:value="0.2025" calcext:value-type="float">
            <text:p>0,2025</text:p>
          </table:table-cell>
          <table:table-cell table:formula="of:=([.T3]-[.$D$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9" calcext:value-type="float">
            <text:p>2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966666666666667" calcext:value-type="float">
            <text:p>0,009666666666667</text:p>
          </table:table-cell>
          <table:table-cell table:formula="of:=[.A8]/[.B8]" office:value-type="float" office:value="1.45" calcext:value-type="float">
            <text:p>1,45</text:p>
          </table:table-cell>
          <table:table-cell table:formula="of:=SQRT(SUM([.A5:.X5])/[.B8])" office:value-type="float" office:value="1.43090880212542" calcext:value-type="float">
            <text:p>1,43090880212542</text:p>
          </table:table-cell>
          <table:table-cell table:formula="of:=[.E8]/150" office:value-type="float" office:value="0.00953939201416946" calcext:value-type="float">
            <text:p>0,0095393920141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0333333333333" calcext:value-type="float">
            <text:p>0,990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0625" calcext:value-type="float">
            <text:p>0,0625</text:p>
          </table:table-cell>
          <table:table-cell table:formula="of:=([.C23]-[.$D$28])^2" office:value-type="float" office:value="1.5625" calcext:value-type="float">
            <text:p>1,5625</text:p>
          </table:table-cell>
          <table:table-cell table:formula="of:=([.D23]-[.$D$28])^2" office:value-type="float" office:value="1.5625" calcext:value-type="float">
            <text:p>1,5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0.0625" calcext:value-type="float">
            <text:p>0,0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0625" calcext:value-type="float">
            <text:p>0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5625" calcext:value-type="float">
            <text:p>0,5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14.0625" calcext:value-type="float">
            <text:p>14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7.5625" calcext:value-type="float">
            <text:p>7,5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0.5625" calcext:value-type="float">
            <text:p>0,5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29903810567666" calcext:value-type="float">
            <text:p>1,29903810567666</text:p>
          </table:table-cell>
          <table:table-cell table:formula="of:=[.E28]/[.A20]" office:value-type="float" office:value="0.016443520325021" calcext:value-type="float">
            <text:p>0,0164435203250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3+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4+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1+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859649122807017" calcext:value-type="float">
            <text:p>0,859649122807017</text:p>
          </table:table-cell>
          <table:table-cell table:formula="of:=AVERAGE([.C6];[.C16];[.C26];[.C36])/(AVERAGE([.$G$3];[.$G$13];[.$G$23];[.$G$33]))" office:value-type="float" office:value="0.0935672514619883" calcext:value-type="float">
            <text:p>0,093567251461988</text:p>
          </table:table-cell>
          <table:table-cell table:formula="of:=AVERAGE([.D6];[.D16];[.D26];[.D36])/(AVERAGE([.$G$3];[.$G$13];[.$G$23];[.$G$33]))" office:value-type="float" office:value="0.0935672514619883" calcext:value-type="float">
            <text:p>0,093567251461988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38011695906433" calcext:value-type="float">
            <text:p>0,53801169590643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635788440932252" calcext:value-type="float">
            <text:p>0,635788440932252</text:p>
          </table:table-cell>
          <table:table-cell table:formula="of:=STDEV([.C6];[.C16];[.C26];[.C36])/(AVERAGE([.$G$3];[.$G$13];[.$G$23];[.$G$33]))" office:value-type="float" office:value="0.13283996130527" calcext:value-type="float">
            <text:p>0,13283996130527</text:p>
          </table:table-cell>
          <table:table-cell table:formula="of:=STDEV([.D6];[.D16];[.D26];[.D36])/(AVERAGE([.$G$3];[.$G$13];[.$G$23];[.$G$33]))" office:value-type="float" office:value="0.0405158083641843" calcext:value-type="float">
            <text:p>0,040515808364184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202579041820921" calcext:value-type="float">
            <text:p>0,02025790418209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03732809430255" calcext:value-type="float">
            <text:p>0,903732809430255</text:p>
          </table:table-cell>
          <table:table-cell table:formula="of:=AVERAGE([.C10];[.C20];[.C30];[.C40])/(AVERAGE([.$I$3];[.$I$13];[.$I$23];[.$I$33]))" office:value-type="float" office:value="0.128356254092993" calcext:value-type="float">
            <text:p>0,12835625409299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AVERAGE([.F10];[.F20];[.F30];[.F40])/(AVERAGE([.$I$3];[.$I$13];[.$I$23];[.$I$33]))" office:value-type="float" office:value="0.167648984937786" calcext:value-type="float">
            <text:p>0,167648984937786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591569864604386" calcext:value-type="float">
            <text:p>0,059156986460439</text:p>
          </table:table-cell>
          <table:table-cell table:formula="of:=STDEV([.C10];[.C20];[.C30];[.C40])/(AVERAGE([.$I$3];[.$I$13];[.$I$23];[.$I$33]))" office:value-type="float" office:value="0.0511309005787639" calcext:value-type="float">
            <text:p>0,051130900578764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157170923379175" calcext:value-type="float">
            <text:p>0,015717092337918</text:p>
          </table:table-cell>
          <table:table-cell table:formula="of:=STDEV([.F10];[.F20];[.F30];[.F40])/(AVERAGE([.$I$3];[.$I$13];[.$I$23];[.$I$33]))" office:value-type="float" office:value="0.0869189785096899" calcext:value-type="float">
            <text:p>0,08691897850969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46031746031746" calcext:value-type="float">
            <text:p>0,746031746031746</text:p>
          </table:table-cell>
          <table:table-cell table:formula="of:=AVERAGE([.C6];[.C16];[.C26])/(AVERAGE([.$G$3];[.$G$13];[.$G$23]))" office:value-type="float" office:value="0.126984126984127" calcext:value-type="float">
            <text:p>0,126984126984127</text:p>
          </table:table-cell>
          <table:table-cell table:formula="of:=AVERAGE([.D6];[.D16];[.D26])/(AVERAGE([.$G$3];[.$G$13];[.$G$23]))" office:value-type="float" office:value="0.126984126984127" calcext:value-type="float">
            <text:p>0,126984126984127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3015873015873" calcext:value-type="float">
            <text:p>0,73015873015873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234899183919821" calcext:value-type="float">
            <text:p>0,234899183919821</text:p>
          </table:table-cell>
          <table:table-cell table:formula="of:=STDEV([.C6];[.C16];[.C26])/(AVERAGE([.$G$3];[.$G$13];[.$G$23]))" office:value-type="float" office:value="0.18028280462858" calcext:value-type="float">
            <text:p>0,18028280462858</text:p>
          </table:table-cell>
          <table:table-cell table:formula="of:=STDEV([.D6];[.D16];[.D26])/(AVERAGE([.$G$3];[.$G$13];[.$G$23]))" office:value-type="float" office:value="0.0549857399228215" calcext:value-type="float">
            <text:p>0,05498573992282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274928699614107" calcext:value-type="float">
            <text:p>0,0274928699614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78109452736318" calcext:value-type="float">
            <text:p>0,878109452736318</text:p>
          </table:table-cell>
          <table:table-cell table:formula="of:=AVERAGE([.C10];[.C20];[.C30])/(AVERAGE([.$I$3];[.$I$13];[.$I$23]))" office:value-type="float" office:value="0.121890547263682" calcext:value-type="float">
            <text:p>0,121890547263682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159203980099502" calcext:value-type="float">
            <text:p>0,159203980099502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485552768555799" calcext:value-type="float">
            <text:p>0,04855527685558</text:p>
          </table:table-cell>
          <table:table-cell table:formula="of:=STDEV([.C10];[.C20];[.C30])/(AVERAGE([.$I$3];[.$I$13];[.$I$23]))" office:value-type="float" office:value="0.0485552768555799" calcext:value-type="float">
            <text:p>0,04855527685558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49253731343284" calcext:value-type="float">
            <text:p>0,014925373134328</text:p>
          </table:table-cell>
          <table:table-cell table:formula="of:=STDEV([.F10];[.F20];[.F30])/(AVERAGE([.$I$3];[.$I$13];[.$I$23]))" office:value-type="float" office:value="0.0825405971295376" calcext:value-type="float">
            <text:p>0,0825405971295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9:25:41.5616657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9:35:57.071397875</dc:date>
    <meta:editing-duration>PT12H4M38S</meta:editing-duration>
    <meta:editing-cycles>253</meta:editing-cycles>
    <meta:document-statistic meta:table-count="5" meta:cell-count="1004" meta:object-count="0"/>
  </office:meta>
</office:document-meta>
</file>